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543" officeooo:paragraph-rsid="00021543"/>
    </style:style>
    <style:style style:name="P2" style:family="paragraph" style:parent-style-name="Standard">
      <style:text-properties officeooo:rsid="000362f5" officeooo:paragraph-rsid="000362f5"/>
    </style:style>
    <style:style style:name="P3" style:family="paragraph" style:parent-style-name="Standard">
      <style:text-properties officeooo:rsid="000461b6" officeooo:paragraph-rsid="000461b6"/>
    </style:style>
    <style:style style:name="P4" style:family="paragraph" style:parent-style-name="Standard">
      <style:text-properties officeooo:rsid="00071606" officeooo:paragraph-rsid="00071606"/>
    </style:style>
    <style:style style:name="P5" style:family="paragraph" style:parent-style-name="Standard">
      <style:text-properties officeooo:rsid="0008cc51" officeooo:paragraph-rsid="0008cc51"/>
    </style:style>
    <style:style style:name="P6" style:family="paragraph" style:parent-style-name="Standard">
      <style:text-properties officeooo:rsid="0009784e" officeooo:paragraph-rsid="0009784e"/>
    </style:style>
    <style:style style:name="P7" style:family="paragraph" style:parent-style-name="Standard">
      <style:text-properties officeooo:rsid="000b133e" officeooo:paragraph-rsid="000b133e"/>
    </style:style>
    <style:style style:name="P8" style:family="paragraph" style:parent-style-name="Standard">
      <style:text-properties officeooo:rsid="000c9bc9" officeooo:paragraph-rsid="000c9bc9"/>
    </style:style>
    <style:style style:name="T1" style:family="text">
      <style:text-properties officeooo:rsid="00094b3c"/>
    </style:style>
    <style:style style:name="T2" style:family="text">
      <style:text-properties officeooo:rsid="000b13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tiva: Es la accion de dar comienzo a algo, de hablar u obrar por voluntad propia, y adelantarse a cualquier motivación externa o ajena a uno mismo.</text:p>
      <text:p text:style-name="P1"/>
      <text:p text:style-name="P1">Autonomía: Implica funcionar sin necesidad de una supervisión inmediata, elegir personalmente y tomar decisiones personales.</text:p>
      <text:p text:style-name="P1"/>
      <text:p text:style-name="P1">Creatividad: Consiste en la facilidad para imaginar ideas y proyectos nuevos.</text:p>
      <text:p text:style-name="P1"/>
      <text:p text:style-name="P1">Innovacion: Supone analizar las situaciones desde una óptica distinta a la habitual y propones soluciones originales sin miedo al cambio.</text:p>
      <text:p text:style-name="P1"/>
      <text:p text:style-name="P1">Visión de futuro: Hace referencia a la capacidad para identificar oportunidades de negocio. Un empresario nos es una persona que predice el futuro, sino que es sensible al entorno, a las necesidades de la sociedad y a los cambios que se estan operando o se produciran en un futuro.</text:p>
      <text:p text:style-name="P1"/>
      <text:p text:style-name="P1"/>
      <text:p text:style-name="P2">Confianza en uno mismo: Percibirse de forma positiva, conocer las aptitudes y capacidades propias y apostar por ellas.</text:p>
      <text:p text:style-name="P2"/>
      <text:p text:style-name="P2">Tenacidad: Dar prueba de constancia en aquello que se inicia. Inscribir las propias acciones en la idea de perseverancia y de llegada a término.</text:p>
      <text:p text:style-name="P2"/>
      <text:p text:style-name="P2">Responsabilidad: Tener la capacidad para asumir las conseucencias de los actos y decisiones tomadas por uno mismo.</text:p>
      <text:p text:style-name="P2"/>
      <text:p text:style-name="P2">Autodisciplina: Controlar la propia conducta, en particular los impulsos y reacciones inmediatas</text:p>
      <text:p text:style-name="P2"/>
      <text:p text:style-name="P2">Sentido crítico: Ser una persona realista y objetiva para poder valorar los pros y contras de la idea y conocer sus límites.</text:p>
      <text:p text:style-name="P2"/>
      <text:p text:style-name="P2">Motivación de logro: Tener motivación para conseguir las metas profesionales propuestas; no cejar en buscar el éxito del proyecto a pesar de los fracasos y del riesgo que representa.</text:p>
      <text:p text:style-name="P2"/>
      <text:p text:style-name="P2"/>
      <text:p text:style-name="P3">Curiosidad: El emprendedor se interesa por casi todo las 24h del día. En muchos casos un proyecto surge de observar el entorno y sus necesidades y para que perdure en el tiempo es necesario renovarse constantemente.</text:p>
      <text:p text:style-name="P3"/>
      <text:p text:style-name="P3">Flexibilidad: Consiste en saber adaptarse a los cambios y tener una mentalidad abierta que le permita entender otra forma de pensar y actuar.</text:p>
      <text:p text:style-name="P3"/>
      <text:p text:style-name="P3">Proactividad: Tomar la iniciativa y asumir la responsabilidad de hacer que las cosas sucedan. Implica decidir en cada momento lo que queremos hacer y cómo lo vamos a hacer.</text:p>
      <text:p text:style-name="P3"/>
      <text:p text:style-name="P3">Capacidad de asumir riesgos: Es la predisposición a actuar con precisión ante situaciones que requieren cierto valor, con la dificultad que traen.</text:p>
      <text:p text:style-name="P3"/>
      <text:p text:style-name="P3">Tolerancia a la frustración y a la incertidumbre: Es necesario enfrentarse a problemas, dificultades e imprevistos casi a diario. Es normal que no todo salga bien a la 1a pero hay que saber afrontar los obstáculos y perseverar.</text:p>
      <text:p text:style-name="P3"/>
      <text:p text:style-name="P3"/>
      <text:p text:style-name="P3"><text:soft-page-break/>Habilidad comunicativa: Facultad de hablar y expresarse con corrección y propiedad, practicando en todo momento la asertividad.</text:p>
      <text:p text:style-name="P3"/>
      <text:p text:style-name="P3">Asertividad: Capacidad para expresar los sentimientos, ideas o pensamientos propios sin herir los de los demás.</text:p>
      <text:p text:style-name="P3"/>
      <text:p text:style-name="P3">Habilidad negociadora: Capacidad para exponer y defender las ideas propias ante los demás.</text:p>
      <text:p text:style-name="P3"/>
      <text:p text:style-name="P3">Liderazgo: Supone influir y motivar a los demás hasta implicarlos en la realización de proyectos.</text:p>
      <text:p text:style-name="P3"/>
      <text:p text:style-name="P4">Espíritu de equipo: Capacidad para trabajar en estrecha colaboración con los demás, compartiendo objetivos y métodos de actuación, y saber delegar cuando corresponde.</text:p>
      <text:p text:style-name="P4"/>
      <text:p text:style-name="P5">Actitudes de coo<text:span text:style-name="T1">peración: Implica poder percibir las necesidades de los demás, tanto de clientes como empleados o proveedores.</text:span></text:p>
      <text:p text:style-name="P5"/>
      <text:p text:style-name="P5"/>
      <text:p text:style-name="P6">- Te consideras una persona optimista?</text:p>
      <text:p text:style-name="P6">Si, pienso que soy una persona positiva y que no se rinde cuando pinta mal la cosa.</text:p>
      <text:p text:style-name="P6">- Siempre has tenido un espíritu curioso?</text:p>
      <text:p text:style-name="P6">Si, casi siempre que hay algo de lo que no estoy informado me intereso por buscarlo.</text:p>
      <text:p text:style-name="P6">- Te identificas con un carácter perseverante?</text:p>
      <text:p text:style-name="P6">Si, ya que cuando las cosas van mal no me rindo casi nunca.</text:p>
      <text:p text:style-name="P6">- Confías realmente en tus posibilidades?</text:p>
      <text:p text:style-name="P6">Si, porque tengo capacidad de buscarme la vida como puedo</text:p>
      <text:p text:style-name="P6">- Piensas que has nacido con madera de líder?</text:p>
      <text:p text:style-name="P6">Mandar no es lo mio</text:p>
      <text:p text:style-name="P6">- Tienes una idea y eres capaz de desarrollarla?</text:p>
      <text:p text:style-name="P6">Suelen venirme buenas ideas pero a veces me cuestan desarrollarlas</text:p>
      <text:p text:style-name="P6">- Te sobra capacidad de iniciativa?</text:p>
      <text:p text:style-name="P6">No me sobra pero tampoco me falta, suelo usarla en los momentos que <text:span text:style-name="T2">creo convenientes</text:span></text:p>
      <text:p text:style-name="P6">- Temes arriesgar la estabilidad familiar?</text:p>
      <text:p text:style-name="P8">Si, pero si hay que hacerlo se hace sin problema.</text:p>
      <text:p text:style-name="P6">- Puedes controlar tu frustración?</text:p>
      <text:p text:style-name="P7">Si, a no ser que sea ya demasiado</text:p>
      <text:p text:style-name="P6">- Qué tal te adaptas a los cambios?</text:p>
      <text:p text:style-name="P7">Suelo acostumbrarme bastante bien a los cambios</text:p>
      <text:p text:style-name="P6">- Sabes trabajar en equipo? Sabes delegar? Sabes crear equipos?</text:p>
      <text:p text:style-name="P7">Si porque ya he trabajado en equipo y me fue bien. Si, se que tarea le corresponde a cada uno de los miembros. Si, debe ser un equipo equilibrado en carácter y funcionalidad.</text:p>
      <text:p text:style-name="P6">- Eres hábil a la hora de negociar?</text:p>
      <text:p text:style-name="P7">Si, creo que soy bastante justo y equitativo por lo que eso la gente lo tiene en cue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0:40:37.659005796</meta:creation-date>
    <dc:date>2019-09-26T12:44:26.585766994</dc:date>
    <meta:editing-duration>PT11M38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46" meta:word-count="743" meta:character-count="4514" meta:non-whitespace-character-count="3817"/>
  </office:meta>
</office:document-meta>
</file>